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72cm"/>
    </style:style>
    <style:style style:name="Table1.B" style:family="table-column">
      <style:table-column-properties style:column-width="10.444cm"/>
    </style:style>
    <style:style style:name="Table1.C" style:family="table-column">
      <style:table-column-properties style:column-width="2.344cm"/>
    </style:style>
    <style:style style:name="Table1.D" style:family="table-column">
      <style:table-column-properties style:column-width="2.2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B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adcd69" officeooo:paragraph-rsid="003d455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9pt" fo:font-weight="bold" officeooo:paragraph-rsid="00381149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Liberation Serif" fo:font-size="9pt" fo:font-weight="bold" officeooo:paragraph-rsid="000cea44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0a7e39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Liberation Serif" fo:font-size="10pt" officeooo:paragraph-rsid="000a7e39" style:font-size-asian="10pt" style:font-size-complex="10pt"/>
    </style:style>
    <style:style style:name="P7" style:family="paragraph" style:parent-style-name="Table_20_Contents">
      <style:text-properties style:font-name="Liberation Serif" fo:font-size="10pt" officeooo:paragraph-rsid="0015ddc7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10pt" officeooo:paragraph-rsid="000a7e39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a0652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officeooo:paragraph-rsid="000a7e39"/>
    </style:style>
    <style:style style:name="P11" style:family="paragraph" style:parent-style-name="Table_20_Contents">
      <style:text-properties officeooo:paragraph-rsid="000a7e3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37d200" style:font-size-asian="11pt" style:font-size-complex="11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8pt" fo:font-weight="bold" style:font-size-asian="8pt" style:font-weight-asian="bold" style:font-size-complex="8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table:number-columns-spanned="2" office:value-type="string">
              <text:p text:style-name="P10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5"><text:s/>Date</text:p>
            </table:table-cell>
            <table:table-cell table:style-name="Table1.A2" office:value-type="string">
              <text:p text:style-name="P5">Particulars</text:p>
            </table:table-cell>
            <table:table-cell table:style-name="Table1.A2" office:value-type="string">
              <text:p text:style-name="P5">Debit (₹)</text:p>
            </table:table-cell>
            <table:table-cell table:style-name="Table1.D2" office:value-type="string">
              <text:p text:style-name="P5">Credit (₹)</text:p>
            </table:table-cell>
          </table:table-row>
        </table:table-header-rows>
        <table:table-row table:style-name="Table1.1">
          <table:table-cell table:style-name="Table1.D2" table:number-columns-spanned="4" office:value-type="string">
            <text:p text:style-name="P11"><text:span text:style-name="Source_20_Text"><text:span text:style-name="T5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table:number-columns-spanned="3" office:value-type="string">
            <text:p text:style-name="P4"><text:text-input text:description="&lt;if test=&quot;line['customer']!='' &quot;&gt;">If customer</text:text-inpu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<text:s text:c="18"/></text:p>
          </table:table-cell>
          <table:table-cell table:style-name="Table1.B5" table:number-columns-spanned="3" office:value-type="string">
            <text:p text:style-name="P4"><text:text-input text:description="&lt;line['code']&gt;">code</text:text-input> <text:s text:c="11"/><text:text-input text:description="&lt;line['customer']&gt;">customer information</text:text-inpu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5" table:number-columns-spanned="3" office:value-type="string">
            <text:p text:style-name="P4"><text:text-input text:description="&lt;/if&gt;">End if</text:text-inpu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<text:text-input text:description="&lt;formatLang(line['date'],date = True) &gt;"> date</text:text-input></text:p>
          </table:table-cell>
          <table:table-cell table:style-name="Table1.A2" office:value-type="string">
            <text:p text:style-name="P6"><text:text-input text:description="&lt;line['particulars']&gt;">particulars</text:text-input></text:p>
          </table:table-cell>
          <table:table-cell table:style-name="Table1.A2" office:value-type="string">
            <text:p text:style-name="P8"><text:text-input text:description="&lt;line['debit']&gt;">debit</text:text-input></text:p>
          </table:table-cell>
          <table:table-cell table:style-name="Table1.D2" office:value-type="string">
            <text:p text:style-name="P8"><text:text-input text:description="&lt;line['credit']&gt;">credit</text:text-input></text:p>
          </table:table-cell>
        </table:table-row>
        <table:table-row table:style-name="Table1.1">
          <table:table-cell table:style-name="Table1.A4" table:number-columns-spanned="2" office:value-type="string">
            <text:p text:style-name="P7"><text:text-input text:description="&lt;/for&gt;">For End</text:text-input></text:p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9">Printed on <text:date style:data-style-name="N79" text:date-value="2017-02-28T14:48:07.384903407">Tuesday, February 28, 2017</text:date> at <text:time style:data-style-name="N42" text:time-value="2017-02-28T14:48:07.385032908">02:47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adcd69" officeooo:paragraph-rsid="003d4557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9pt" fo:font-weight="bold" officeooo:paragraph-rsid="00381149" style:font-size-asian="9pt" style:font-weight-asian="bold" style:font-size-complex="9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fo:font-size="11pt" officeooo:rsid="0037d200" style:font-size-asian="11pt" style:font-size-complex="11pt"/>
    </style:style>
    <style:style style:name="MT4" style:family="text">
      <style:text-properties fo:font-size="11pt" style:font-size-asian="11pt" style:font-size-complex="11pt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701cm" fo:margin-left="0cm" fo:margin-right="0cm" fo:margin-bottom="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 text:c="2"/></text:p>
        <text:p text:style-name="MP1"><text:text-input text:description="&lt;company_address(o)&gt;">Address</text:text-input></text:p>
        <text:p text:style-name="MP2"><text:span text:style-name="MT3">CREDIT</text:span><text:span text:style-name="MT4">ORS LEDGER</text:span> </text:p>
        <text:p text:style-name="MP2">FROM <text:text-input text:description="&lt;formatLang(o.date_start,date = True) &gt;">start date</text:text-input> TO <text:text-input text:description="&lt;formatLang(o.date_stop,date = True) &gt;">end date</text:text-input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8T14:48:07.316357564</dc:date>
    <meta:editing-duration>PT2H35M20S</meta:editing-duration>
    <meta:editing-cycles>36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78" meta:character-count="330" meta:non-whitespace-character-count="264"/>
  </office:meta>
</office:document-meta>
</file>